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52169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a5e40" style:font-size-asian="12pt" style:font-size-complex="12pt"/>
    </style:style>
    <style:style style:name="P4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aeb5a" style:font-size-asian="12pt" style:font-size-complex="12pt"/>
    </style:style>
    <style:style style:name="P5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c72f2" style:font-size-asian="12pt" style:font-size-complex="12pt"/>
    </style:style>
    <style:style style:name="P6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52169" style:font-size-asian="12pt" style:font-size-complex="12pt"/>
    </style:style>
    <style:style style:name="P7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1f786" style:font-size-asian="12pt" style:font-size-complex="12pt"/>
    </style:style>
    <style:style style:name="P8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6ee2a" style:font-size-asian="12pt" style:font-size-complex="12pt"/>
    </style:style>
    <style:style style:name="P9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f1d17" style:font-size-asian="12pt" style:font-size-complex="12pt"/>
    </style:style>
    <style:style style:name="P10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0028a" style:font-size-asian="12pt" style:font-size-complex="12pt"/>
    </style:style>
    <style:style style:name="P11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8d1ee" style:font-size-asian="12pt" style:font-size-complex="12pt"/>
    </style:style>
    <style:style style:name="P12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9cdee" style:font-size-asian="12pt" style:font-size-complex="12pt"/>
    </style:style>
    <style:style style:name="P13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b8862" style:font-size-asian="12pt" style:font-size-complex="12pt"/>
    </style:style>
    <style:style style:name="P14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c0358" style:font-size-asian="12pt" style:font-size-complex="12pt"/>
    </style:style>
    <style:style style:name="P15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260e85" officeooo:paragraph-rsid="005a5e40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c72f2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cd00a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6ee2a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ea1be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f786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1d17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028a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8d1ee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9cdee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b8862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a9b42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f8e37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713744" style:font-name-asian="Symbol1" style:font-size-asian="12pt" style:font-name-complex="Times New Roman1" style:font-size-complex="12pt" style:language-complex="ar" style:country-complex="SA"/>
    </style:style>
    <style:style style:name="P30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713744" style:font-name-asian="Symbol1" style:font-size-asian="14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super 58%" style:font-name="Times New Roman" fo:font-size="12pt" fo:language="uk" fo:country="UA" officeooo:rsid="005a5e40" officeooo:paragraph-rsid="005aeb5a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c0358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3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officeooo:paragraph-rsid="006f8e37" style:font-size-asian="12pt" style:font-size-complex="12pt"/>
    </style:style>
    <style:style style:name="P34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officeooo:paragraph-rsid="00713744" style:font-size-asian="12pt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1f786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0028a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1f786" style:font-name-asian="Symbol1" style:font-size-asian="12pt" style:font-name-complex="Times New Roman1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61f786" style:font-size-asian="12pt" style:font-size-complex="12pt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1f786" style:font-size-asian="12pt" style:font-size-complex="12pt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1f786" style:font-size-asian="12pt" style:font-name-complex="Times New Roman1" style:font-size-complex="12pt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61f786" style:font-size-asian="12pt" style:font-name-complex="Times New Roman1" style:font-size-complex="12pt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df1bc" style:font-size-asian="12pt" style:font-size-complex="12pt"/>
    </style:style>
    <style:style style:name="P45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586a6b" style:font-size-asian="12pt" style:font-size-complex="12pt"/>
    </style:style>
    <style:style style:name="P47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598657" style:font-size-asian="12pt" style:font-name-complex="Times New Roman1" style:font-size-complex="12pt"/>
    </style:style>
    <style:style style:name="P48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paragraph-rsid="00530cf0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5da0" officeooo:paragraph-rsid="00586a6b" style:font-size-asian="12pt" style:font-style-asian="normal" style:font-name-complex="Times New Roman1" style:font-size-complex="12pt" style:language-complex="ar" style:country-complex="SA" style:font-style-complex="normal"/>
    </style:style>
    <style:style style:name="P50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3ee41" style:font-size-asian="12pt" style:font-style-asian="italic" style:font-name-complex="Times New Roman" style:font-size-complex="12pt" style:language-complex="ar" style:country-complex="SA" style:font-style-complex="normal"/>
    </style:style>
    <style:style style:name="P51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3ee41" style:font-size-asian="12pt" style:font-name-complex="Times New Roman1" style:font-size-complex="12pt" style:language-complex="ar" style:country-complex="SA"/>
    </style:style>
    <style:style style:name="T1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fo:language="uk" fo:country="UA" officeooo:rsid="005a5e40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officeooo:rsid="005c72f2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officeooo:rsid="00563c6c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officeooo:rsid="005cd00a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officeooo:rsid="005ea1be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officeooo:rsid="005c9de9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officeooo:rsid="0065921e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officeooo:rsid="00611294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5f1d17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58cacc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style:text-underline-style="none" officeooo:rsid="0059b163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style:text-underline-style="none" officeooo:rsid="0060028a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style:text-underline-style="none" officeooo:rsid="00589ce6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style:text-underline-style="none" officeooo:rsid="005acf9b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style:text-underline-style="none" officeooo:rsid="0061f786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style:text-underline-style="none" officeooo:rsid="0068d1ee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style:text-underline-style="none" officeooo:rsid="00682912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style:text-underline-style="none" officeooo:rsid="0055c932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style:text-underline-style="none" officeooo:rsid="006a485b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sub 58%" fo:language="uk" fo:country="UA" officeooo:rsid="0015a3a6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uk" fo:country="UA" officeooo:rsid="00557f9b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super 58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39" style:family="text">
      <style:text-properties style:use-window-font-color="true" style:text-line-through-style="none" style:text-line-through-type="none" fo:language="uk" fo:country="UA" style:text-underline-style="none" officeooo:rsid="00550e45" style:font-name-asian="Calibri" style:font-name-complex="Times New Roman" style:language-complex="ar" style:country-complex="SA"/>
    </style:style>
    <style:style style:name="T40" style:family="text">
      <style:text-properties style:use-window-font-color="true" fo:language="ru" fo:country="RU" officeooo:rsid="00572b44" style:font-name-asian="Calibri" style:font-name-complex="Times New Roman" style:language-complex="ar" style:country-complex="SA"/>
    </style:style>
    <style:style style:name="T41" style:family="text">
      <style:text-properties style:use-window-font-color="true" fo:language="uk" fo:country="UA" style:text-underline-style="none" officeooo:rsid="0015a3a6" style:font-name-asian="Symbol1" style:font-name-complex="Times New Roman" style:language-complex="ar" style:country-complex="SA"/>
    </style:style>
    <style:style style:name="T42" style:family="text">
      <style:text-properties style:use-window-font-color="true" fo:language="uk" fo:country="UA" style:text-underline-style="none" officeooo:rsid="00702cc8" style:font-name-asian="Symbol1" style:font-name-complex="Times New Roman" style:language-complex="ar" style:country-complex="SA"/>
    </style:style>
    <style:style style:name="T43" style:family="text">
      <style:text-properties style:use-window-font-color="true" fo:language="uk" fo:country="UA" style:text-underline-style="none" officeooo:rsid="006ab06e" style:font-name-asian="Symbol1" style:font-name-complex="Times New Roman" style:language-complex="ar" style:country-complex="SA"/>
    </style:style>
    <style:style style:name="T44" style:family="text">
      <style:text-properties style:use-window-font-color="true" fo:language="uk" fo:country="UA" officeooo:rsid="0061f786" style:font-name-asian="Calibri" style:font-name-complex="Times New Roman1" style:language-complex="ar" style:country-complex="SA"/>
    </style:style>
    <style:style style:name="T45" style:family="text">
      <style:text-properties style:use-window-font-color="true" fo:language="uk" fo:country="UA" officeooo:rsid="005c15e2" style:font-name-asian="Calibri" style:font-name-complex="Times New Roman1" style:language-complex="ar" style:country-complex="SA"/>
    </style:style>
    <style:style style:name="T46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47" style:family="text">
      <style:text-properties style:use-window-font-color="true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48" style:family="text">
      <style:text-properties style:use-window-font-color="true" fo:font-size="14pt" fo:language="uk" fo:country="UA" style:text-underline-style="none" officeooo:rsid="0072ad5d" style:font-name-asian="Symbol1" style:font-size-asian="14pt" style:font-name-complex="Times New Roman" style:language-complex="ar" style:country-complex="SA"/>
    </style:style>
    <style:style style:name="T49" style:family="text">
      <style:text-properties style:use-window-font-color="true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50" style:family="text">
      <style:text-properties style:use-window-font-color="true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/>
    </style:style>
    <style:style style:name="T51" style:family="text">
      <style:text-properties style:use-window-font-color="true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52" style:family="text">
      <style:text-properties style:use-window-font-color="true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53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54" style:family="text">
      <style:text-properties style:use-window-font-color="true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55" style:family="text">
      <style:text-properties style:use-window-font-color="true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56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125da0" style:font-style-asian="normal" style:font-name-complex="Times New Roman1" style:language-complex="ar" style:country-complex="SA" style:font-style-complex="normal"/>
    </style:style>
    <style:style style:name="T57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0d634d" style:font-style-asian="normal" style:font-name-complex="Times New Roman1" style:language-complex="ar" style:country-complex="SA" style:font-style-complex="normal"/>
    </style:style>
    <style:style style:name="T58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style-complex="normal"/>
    </style:style>
    <style:style style:name="T59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style-complex="normal"/>
    </style:style>
    <style:style style:name="T60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style-complex="normal"/>
    </style:style>
    <style:style style:name="T61" style:family="text">
      <style:text-properties fo:font-variant="normal" fo:text-transform="none" fo:color="#000000" fo:letter-spacing="normal" fo:language="uk" fo:country="UA" fo:font-style="normal" style:text-underline-style="none" fo:font-weight="normal" officeooo:rsid="00125da0" style:font-style-asian="normal" style:font-name-complex="Times New Roman1" style:font-style-complex="normal"/>
    </style:style>
    <style:style style:name="T62" style:family="text">
      <style:text-properties fo:font-variant="normal" fo:text-transform="none" fo:color="#000000" fo:letter-spacing="normal" fo:language="uk" fo:country="UA" fo:font-style="normal" style:text-underline-style="none" fo:font-weight="normal" officeooo:rsid="00135033" style:font-style-asian="normal" style:font-name-complex="Times New Roman1" style:font-style-complex="normal"/>
    </style:style>
    <style:style style:name="T63" style:family="text">
      <style:text-properties fo:font-variant="normal" fo:text-transform="none" fo:color="#000000" fo:letter-spacing="normal" fo:language="uk" fo:country="UA" fo:font-style="normal" style:text-underline-style="none" fo:font-weight="normal" officeooo:rsid="00586a6b" style:font-style-asian="normal" style:font-name-complex="Times New Roman1" style:font-style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598657" style:font-style-asian="italic" style:font-style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121e03" style:font-style-asian="italic" style:font-style-complex="normal"/>
    </style:style>
    <style:style style:name="T66" style:family="text">
      <style:text-properties fo:font-variant="normal" fo:text-transform="none" fo:color="#000000" fo:letter-spacing="normal" fo:font-style="normal" fo:font-weight="normal" officeooo:rsid="00502aa8" style:font-style-asian="italic" style:font-style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493da9" style:font-style-asian="italic" style:font-style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 style:font-style-complex="normal"/>
    </style:style>
    <style:style style:name="T70" style:family="text">
      <style:text-properties fo:font-variant="normal" fo:text-transform="none" fo:color="#000000" fo:letter-spacing="normal" fo:font-style="normal" fo:font-weight="normal" officeooo:rsid="0063ee41" style:font-style-asian="italic" style:font-name-complex="Times New Roman" style:font-style-complex="normal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bc7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style:text-line-through-style="none" style:text-line-through-type="none" fo:language="uk" fo:country="UA" style:text-underline-style="none" style:font-name-complex="Times New Roman" style:language-complex="ar" style:country-complex="SA"/>
    </style:style>
    <style:style style:name="T80" style:family="text">
      <style:text-properties style:text-line-through-style="none" style:text-line-through-type="none" fo:language="uk" fo:country="UA" style:text-underline-style="none" officeooo:rsid="00550e45" style:font-name-complex="Times New Roman" style:language-complex="ar" style:country-complex="SA"/>
    </style:style>
    <style:style style:name="T81" style:family="text">
      <style:text-properties style:text-line-through-style="none" style:text-line-through-type="none" fo:letter-spacing="-0.0016in" fo:language="uk" fo:country="UA" style:text-underline-style="none" style:font-name-complex="Times New Roman" style:language-complex="ar" style:country-complex="SA"/>
    </style:style>
    <style:style style:name="T82" style:family="text">
      <style:text-properties officeooo:rsid="00388b81"/>
    </style:style>
    <style:style style:name="T83" style:family="text">
      <style:text-properties fo:language="uk" fo:country="UA" style:font-name-complex="Times New Roman" style:language-complex="ar" style:country-complex="SA"/>
    </style:style>
    <style:style style:name="T84" style:family="text">
      <style:text-properties fo:language="uk" fo:country="UA" officeooo:rsid="002086bd" style:font-name-complex="Times New Roman1"/>
    </style:style>
    <style:style style:name="T85" style:family="text">
      <style:text-properties fo:language="uk" fo:country="UA" officeooo:rsid="0061f786" style:font-name-complex="Times New Roman1"/>
    </style:style>
    <style:style style:name="T86" style:family="text">
      <style:text-properties fo:language="uk" fo:country="UA" officeooo:rsid="005acf9b" style:font-name-complex="Times New Roman1"/>
    </style:style>
    <style:style style:name="T87" style:family="text">
      <style:text-properties fo:language="uk" fo:country="UA" officeooo:rsid="0022176e" style:font-name-complex="Times New Roman1"/>
    </style:style>
    <style:style style:name="T88" style:family="text">
      <style:text-properties fo:language="uk" fo:country="UA" officeooo:rsid="00239ad5" style:font-name-complex="Times New Roman1"/>
    </style:style>
    <style:style style:name="T89" style:family="text">
      <style:text-properties fo:language="uk" fo:country="UA" officeooo:rsid="005a3630" style:font-name-complex="Times New Roman1"/>
    </style:style>
    <style:style style:name="T90" style:family="text">
      <style:text-properties fo:language="uk" fo:country="UA" officeooo:rsid="0059c8a3" style:font-name-complex="Times New Roman1"/>
    </style:style>
    <style:style style:name="T91" style:family="text">
      <style:text-properties fo:letter-spacing="0.0374in"/>
    </style:style>
    <style:style style:name="T92" style:family="text">
      <style:text-properties officeooo:rsid="00572b44"/>
    </style:style>
    <style:style style:name="T93" style:family="text">
      <style:text-properties officeooo:rsid="00239ad5" style:font-name-complex="Times New Roman1"/>
    </style:style>
    <style:style style:name="T94" style:family="text">
      <style:text-properties fo:language="en" fo:country="US" officeooo:rsid="00239ad5" style:font-name-complex="Times New Roman1"/>
    </style:style>
    <style:style style:name="T95" style:family="text">
      <style:text-properties style:text-position="super 58%" officeooo:rsid="00239ad5" style:font-name-complex="Times New Roman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Варіант №<text:span text:style-name="T82">8</text:span></text:p>
      <text:p text:style-name="P2"/>
      <text:list xml:id="list3647753208" text:style-name="L1">
        <text:list-item>
          <text:p text:style-name="P46"><text:span text:style-name="T61">n-елементн</text:span><text:span text:style-name="T62">і у</text:span><text:span text:style-name="T61">порядк</text:span><text:span text:style-name="T63">о</text:span><text:span text:style-name="T61">ван</text:span><text:span text:style-name="T63">і вибірки</text:span><text:span text:style-name="T61"> n-елементної множини, серед елементів як</text:span><text:span text:style-name="T62">их (виб</text:span><text:span text:style-name="T63">і</text:span><text:span text:style-name="T62">рок)</text:span><text:span text:style-name="T61"> є <text:s/>однакові, це:</text:span></text:p>
          <text:p text:style-name="P46"><text:span text:style-name="T56">А) комбінація; Б) розміщення; В) перестановка; Г) розміщення з повтореннями; Д) перестановка з повтореннями; </text:span><text:span text:style-name="T57">Е</text:span><text:span text:style-name="T56">) комбінація з повтореннями;</text:span></text:p>
          <text:p text:style-name="P49"/>
        </text:list-item>
        <text:list-item>
          <text:p text:style-name="P47">Виберіть правильну рівність:</text:p>
          <text:p text:style-name="P51"><text:span text:style-name="T64">А</text:span><text:span text:style-name="T65">) </text:span><text:span text:style-name="T66">А</text:span><text:span text:style-name="T58">5</text:span><text:span text:style-name="T59">0</text:span><text:span text:style-name="T65"> </text:span><text:span text:style-name="T66">= А</text:span><text:span text:style-name="T58">5</text:span><text:span text:style-name="T59">5</text:span><text:span text:style-name="T65">; </text:span><text:span text:style-name="T64">Б</text:span><text:span text:style-name="T65">) </text:span><text:span text:style-name="T66">С</text:span><text:span text:style-name="T58">6</text:span><text:span text:style-name="T59">0</text:span><text:span text:style-name="T65"> </text:span><text:span text:style-name="T66">= С</text:span><text:span text:style-name="T58">6</text:span><text:span text:style-name="T59">6</text:span><text:span text:style-name="T65">; </text:span><text:span text:style-name="T64">В</text:span><text:span text:style-name="T65">) </text:span><text:span text:style-name="T66">А</text:span><text:span text:style-name="T58">5</text:span><text:span text:style-name="T59">1</text:span><text:span text:style-name="T65"> </text:span><text:span text:style-name="T66">= А</text:span><text:span text:style-name="T58">5</text:span><text:span text:style-name="T60">5</text:span><text:span text:style-name="T65">; </text:span><text:span text:style-name="T64">Г</text:span><text:span text:style-name="T65">) </text:span><text:span text:style-name="T66">С</text:span><text:span text:style-name="T58">6</text:span><text:span text:style-name="T59">1</text:span><text:span text:style-name="T65"> </text:span><text:span text:style-name="T66">= С</text:span><text:span text:style-name="T58">6</text:span><text:span text:style-name="T59">5</text:span><text:span text:style-name="T65">; </text:span><text:span text:style-name="T64">Д</text:span><text:span text:style-name="T67">) </text:span><text:span text:style-name="T66">А</text:span><text:span text:style-name="T58">5</text:span><text:span text:style-name="T59">2</text:span><text:span text:style-name="T65"> </text:span><text:span text:style-name="T66">= А</text:span><text:span text:style-name="T58">5</text:span><text:span text:style-name="T59">3</text:span><text:span text:style-name="T65">; </text:span><text:span text:style-name="T64">Е</text:span><text:span text:style-name="T65">) </text:span><text:span text:style-name="T66">С</text:span><text:span text:style-name="T58">6</text:span><text:span text:style-name="T59">1</text:span><text:span text:style-name="T65"> </text:span><text:span text:style-name="T66">= С</text:span><text:span text:style-name="T58">6</text:span><text:span text:style-name="T59">6</text:span><text:span text:style-name="T65">; </text:span></text:p>
          <text:p text:style-name="P50"/>
        </text:list-item>
        <text:list-item>
          <text:p text:style-name="P51"><text:span text:style-name="T68">Яких п</text:span><text:span text:style-name="T69">ід</text:span><text:span text:style-name="T68">множин множини А б</text:span><text:span text:style-name="T69">іл</text:span><text:span text:style-name="T68">ьше: тих, що м</text:span><text:span text:style-name="T69">іс</text:span><text:span text:style-name="T68">тять множину </text:span><text:span text:style-name="T70">C</text:span><text:span text:style-name="T68">, чи тих, що не перетинаються з множиною </text:span><text:span text:style-name="T70">C</text:span><text:span text:style-name="T69">?</text:span></text:p>
          <text:p text:style-name="P49"/>
        </text:list-item>
        <text:list-item>
          <text:p text:style-name="P46"><text:span text:style-name="T79">У кошику </text:span><text:span text:style-name="T39">сім</text:span><text:span text:style-name="T79"> яблук та </text:span><text:span text:style-name="T80">п’ять</text:span><text:span text:style-name="T79"> апельсинів. Олег вибирає або яблуко, або апельсин. Після цього Надійка вибирає з фруктів, що залишилися, яблуко й апельсин одночасно. Скільки можливостей такого</text:span><text:span text:style-name="T81"> </text:span><text:span text:style-name="T79">вибору?</text:span><text:span text:style-name="T83"> </text:span></text:p>
          <text:p text:style-name="P48"/>
        </text:list-item>
        <text:list-item>
          <text:p text:style-name="P3">Скільки різних <text:span text:style-name="T80">п’ят</text:span><text:span text:style-name="T40">иц</text:span>ифрових чисел можна скласти з цифр 0, 1, 2, 3, 4, 5,<text:span text:style-name="T91"> </text:span>6, <text:span text:style-name="T92">7, 8, 9</text:span><text:span text:style-name="T83"> так, щоб у кожному числі була цифра 1? (Цифри в числі не повинні повторюватися)!</text:span></text:p>
          <text:p text:style-name="P15"/>
        </text:list-item>
        <text:list-item>
          <text:p text:style-name="P4"><text:span text:style-name="T1">У ліфт 1</text:span><text:span text:style-name="T2">1</text:span><text:span text:style-name="T1">-поверхового будинку зайшло на першому поверсі </text:span><text:span text:style-name="T2">8</text:span><text:span text:style-name="T1"> чоловік. Скількома способами вони можуть вийти з ліфта ? </text:span></text:p>
          <text:p text:style-name="P4"><text:span text:style-name="T1"/></text:p>
          <text:p text:style-name="P31"/>
          <text:p text:style-name="P31"/>
          <text:p text:style-name="P31"/>
          <text:p text:style-name="P31"/>
          <text:p text:style-name="P31"/>
        </text:list-item>
        <text:list-item>
          <text:p text:style-name="P5"><text:span text:style-name="T3">Нехай n = p</text:span><text:span text:style-name="T32">1</text:span><text:span text:style-name="T35">α</text:span><text:span text:style-name="T36">1</text:span><text:span text:style-name="T3"> ⋅ p</text:span><text:span text:style-name="T32">2</text:span><text:span text:style-name="T35">α</text:span><text:span text:style-name="T36">2</text:span><text:span text:style-name="T3"> ⋅ ... ⋅ p</text:span><text:span text:style-name="T32">r</text:span><text:span text:style-name="T35">αr</text:span><text:span text:style-name="T3"> - розклад числа n на прості множники. Знайти кількість дільників, що не діляться на квадрат будь-якого числа окрім 1.</text:span></text:p>
          <text:p text:style-name="P16"/>
        </text:list-item>
        <text:list-item>
          <text:p text:style-name="P6"><text:span text:style-name="T3">Скількома способами можна розташувати </text:span><text:span text:style-name="T4">16</text:span><text:span text:style-name="T3"> нулів та </text:span><text:span text:style-name="T4">5</text:span><text:span text:style-name="T3"> одиниць так, щоб жодні дві одиниці не стояли поруч?</text:span></text:p>
        </text:list-item>
      </text:list>
      <text:p text:style-name="P1"/>
      <text:list xml:id="list123416936574483" text:continue-numbering="true" text:style-name="L1">
        <text:list-item>
          <text:p text:style-name="P6"><text:span text:style-name="T3">Нехай множина А </text:span><text:span text:style-name="T8">мі</text:span><text:span text:style-name="T3">стить </text:span><text:span text:style-name="T8">n</text:span><text:span text:style-name="T3"> елеме</text:span><text:span text:style-name="T8">н</text:span><text:span text:style-name="T3">т</text:span><text:span text:style-name="T8">і</text:span><text:span text:style-name="T3">в, а множина В — </text:span><text:span text:style-name="T8">m</text:span><text:span text:style-name="T3"> елемент</text:span><text:span text:style-name="T8">ів</text:span><text:span text:style-name="T3">. Визначити </text:span><text:span text:style-name="T8">кі</text:span><text:span text:style-name="T3">ль</text:span><text:span text:style-name="T8">кі</text:span><text:span text:style-name="T3">сть функц</text:span><text:span text:style-name="T8">іо</text:span><text:span text:style-name="T3">нальних в</text:span><text:span text:style-name="T8">ід</text:span><text:span text:style-name="T3">пов</text:span><text:span text:style-name="T8">ід</text:span><text:span text:style-name="T3">ностей </text:span><text:span text:style-name="T8">мі</text:span><text:span text:style-name="T3">ж множинами А </text:span><text:span text:style-name="T8">і</text:span><text:span text:style-name="T3"> В.</text:span></text:p>
          <text:p text:style-name="P20"/>
        </text:list-item>
        <text:list-item>
          <text:p text:style-name="P7"><text:span text:style-name="T12">На полиці </text:span><text:span text:style-name="T19">1</text:span><text:span text:style-name="T21">9</text:span><text:span text:style-name="T12"> книг. Скільки існує способів обрати </text:span><text:span text:style-name="T20">1</text:span><text:span text:style-name="T21">2</text:span><text:span text:style-name="T12"> книг, щоб ніякі дві книги не брати поруч?</text:span></text:p>
          <text:p text:style-name="P35"/>
        </text:list-item>
        <text:list-item>
          <text:p text:style-name="P40"><text:span text:style-name="T84">За круглим столом короля Артура сид</text:span><text:span text:style-name="T85">я</text:span><text:span text:style-name="T84">ть </text:span><text:span text:style-name="T86">2</text:span><text:span text:style-name="T85">2</text:span><text:span text:style-name="T84"> лицар</text:span><text:span text:style-name="T85">і</text:span><text:span text:style-name="T84">. Кожен ворогує зі своїми сусідами. Потрібно обрати </text:span><text:span text:style-name="T85">7</text:span><text:span text:style-name="T84"> лицарів, щоб визволити принцесу. Скільки існує способів обрання лицарів, щоб серед обраних лицарів не було воро</text:span><text:span text:style-name="T87">г</text:span><text:span text:style-name="T84">ів?</text:span></text:p>
          <text:p text:style-name="P42"/>
        </text:list-item>
        <text:list-item>
          <text:p text:style-name="P41"><text:span text:style-name="T87">Ліфт, у якому знаходяться </text:span><text:span text:style-name="T86">3</text:span><text:span text:style-name="T85">6</text:span><text:span text:style-name="T87"> пасажирів, може зупинятись на </text:span><text:span text:style-name="T44">18</text:span><text:span text:style-name="T87"> поверхах. Пасажири виходять групами по </text:span><text:span text:style-name="T45">1</text:span><text:span text:style-name="T44">1</text:span><text:span text:style-name="T87">, </text:span><text:span text:style-name="T86">1</text:span><text:span text:style-name="T85">2</text:span><text:span text:style-name="T87"> і </text:span><text:span text:style-name="T46">1</text:span><text:span text:style-name="T44">3</text:span><text:span text:style-name="T87"> чоловік. Скількома способами це може відбуватись?</text:span></text:p>
          <text:p text:style-name="P43"/>
        </text:list-item>
        <text:list-item>
          <text:p text:style-name="P40"><text:span text:style-name="T88">Скількома способами можна розставити </text:span><text:span text:style-name="T89">1</text:span><text:span text:style-name="T85">4</text:span><text:span text:style-name="T88"> томів зібрання творів І.Я. Франко так, щоб </text:span><text:span text:style-name="T90">третій</text:span><text:span text:style-name="T88"> </text:span><text:span text:style-name="T86">і четвертий </text:span><text:span text:style-name="T88">томи не стояли поруч?</text:span></text:p>
          <text:p text:style-name="P38"/>
        </text:list-item>
        <text:list-item>
          <text:p text:style-name="P20"><text:span text:style-name="T93">Знайти член розкладу (</text:span><text:span text:style-name="T94">x</text:span><text:span text:style-name="T95">2</text:span><text:span text:style-name="T93"> + </text:span><text:span text:style-name="T94">x</text:span><text:span text:style-name="T95">–3</text:span><text:span text:style-name="T93">)</text:span><text:span text:style-name="T95">25</text:span><text:span text:style-name="T93">, який не містить </text:span><text:span text:style-name="T94">x</text:span><text:span text:style-name="T93">.</text:span></text:p>
          <text:p text:style-name="P17"/>
        </text:list-item>
        <text:list-item>
          <text:p text:style-name="P8"><text:span text:style-name="T3">В колоді </text:span><text:span text:style-name="T6">44</text:span><text:span text:style-name="T3"> карт</text:span><text:span text:style-name="T5">и</text:span><text:span text:style-name="T3"> - 4 кольори з номерами від 1 до </text:span><text:span text:style-name="T5">1</text:span><text:span text:style-name="T6">1</text:span><text:span text:style-name="T3">. Скільки існує способів витягнути </text:span><text:span text:style-name="T5">6</text:span><text:span text:style-name="T3"> карт так, щоб це було рівно </text:span><text:span text:style-name="T6">2</text:span><text:span text:style-name="T3"> карти з одним номером і </text:span><text:span text:style-name="T6">4</text:span><text:span text:style-name="T3"> з іншим?</text:span></text:p>
          <text:p text:style-name="P18"/>
        </text:list-item>
        <text:list-item>
          <text:p text:style-name="P8"><text:span text:style-name="T3">Нехай множина М </text:span><text:span text:style-name="T9">мі</text:span><text:span text:style-name="T3">стить </text:span><text:span text:style-name="T9">n</text:span><text:span text:style-name="T3"> елемент</text:span><text:span text:style-name="T9">і</text:span><text:span text:style-name="T3">в. Визначити кількість: </text:span></text:p>
          <text:p text:style-name="P8"><text:span text:style-name="T10">а) </text:span><text:span text:style-name="T3">в</text:span><text:span text:style-name="T9">ід</text:span><text:span text:style-name="T3">ношень на множині М; </text:span></text:p>
          <text:p text:style-name="P8"><text:soft-page-break/><text:span text:style-name="T10">б)</text:span><text:span text:style-name="T3"> антирефлексивних </text:span><text:span text:style-name="T11">і</text:span><text:span text:style-name="T3"> несиметричних в</text:span><text:span text:style-name="T9">ід</text:span><text:span text:style-name="T3">ношень <text:s/>на множині М.</text:span></text:p>
          <text:p text:style-name="P19"/>
        </text:list-item>
        <text:list-item>
          <text:p text:style-name="P9"><text:span text:style-name="T3">Прапор складається з 1</text:span><text:span text:style-name="T7">8</text:span><text:span text:style-name="T3"> горизонтальних смуг </text:span><text:span text:style-name="T7">10</text:span><text:span text:style-name="T5"> різних</text:span><text:span text:style-name="T3"> кольорів, причому довільні дві сусідні смуги повинні мати різні кольори. Скільк</text:span><text:span text:style-name="T5">и</text:span><text:span text:style-name="T3"> </text:span><text:span text:style-name="T5">існує різних прапорів з такими властивостями</text:span><text:span text:style-name="T3">?</text:span></text:p>
          <text:p text:style-name="P21"/>
        </text:list-item>
        <text:list-item>
          <text:p text:style-name="P10"><text:span text:style-name="T12">Необхідно скласти </text:span><text:span text:style-name="T14">11</text:span><text:span text:style-name="T12"> іспит</text:span><text:span text:style-name="T13">ів</text:span><text:span text:style-name="T12"> на протязі </text:span><text:span text:style-name="T13">1</text:span><text:span text:style-name="T14">5</text:span><text:span text:style-name="T12"> днів. Скількома способами це можна зробити?</text:span></text:p>
          <text:p text:style-name="P22"/>
        </text:list-item>
        <text:list-item>
          <text:p text:style-name="P10"><text:span text:style-name="T12">В скрині кулі </text:span><text:span text:style-name="T18">10</text:span><text:span text:style-name="T12">-</text:span><text:span text:style-name="T18">и</text:span><text:span text:style-name="T12"> кольорів. Яку найменшу кількість куль треба узяти, щоб серед них </text:span><text:span text:style-name="T16">(обов’язково) </text:span><text:span text:style-name="T12">було </text:span><text:span text:style-name="T18">16</text:span><text:span text:style-name="T12"> куль одного кольору?</text:span></text:p>
          <text:p text:style-name="P36"/>
        </text:list-item>
        <text:list-item>
          <text:p text:style-name="P11"><text:span text:style-name="T12">В скрині </text:span><text:span text:style-name="T18">18</text:span><text:span text:style-name="T12"> чорних, </text:span><text:span text:style-name="T18">2</text:span><text:span text:style-name="T15">7</text:span><text:span text:style-name="T12"> білих, 1</text:span><text:span text:style-name="T18">4</text:span><text:span text:style-name="T12"> червоних, 1</text:span><text:span text:style-name="T18">3</text:span><text:span text:style-name="T12"> зелених куль. Яку найменшу кількість куль треба узяти, щоб серед них </text:span><text:span text:style-name="T16">(обов’язково) </text:span><text:span text:style-name="T12">було </text:span><text:span text:style-name="T17">1</text:span><text:span text:style-name="T18">6</text:span><text:span text:style-name="T12"> куль одного кольору?</text:span></text:p>
          <text:p text:style-name="P23"/>
        </text:list-item>
        <text:list-item>
          <text:p text:style-name="P11"><text:span text:style-name="T12">Скільки існує різних способів роздати </text:span><text:span text:style-name="T22">h</text:span><text:span text:style-name="T12">1 троянд, </text:span><text:span text:style-name="T22">h</text:span><text:span text:style-name="T12">2 гвоздик, </text:span><text:span text:style-name="T22">h</text:span><text:span text:style-name="T12">3 волошок </text:span><text:span text:style-name="T22">s</text:span><text:span text:style-name="T12"> дівчатам?</text:span></text:p>
          <text:p text:style-name="P23"/>
        </text:list-item>
        <text:list-item>
          <text:p text:style-name="P12"><text:span text:style-name="T12">Компанiя, </text:span><text:span text:style-name="T23">що</text:span><text:span text:style-name="T12"> складається з 10 подружнiх пар, розбивається на 5 груп по 4 людини для прогулянки на човнах. </text:span><text:span text:style-name="T24">У</text:span><text:span text:style-name="T12"> скiлькох випадках даний </text:span><text:span text:style-name="T25">(певний) </text:span><text:span text:style-name="T12">чоловiк опиниться в одному човнi зі своєю дружиною?</text:span></text:p>
          <text:p text:style-name="P24"/>
        </text:list-item>
        <text:list-item>
          <text:p text:style-name="P13"><text:span text:style-name="T26">Нехай </text:span><text:span text:style-name="T12">a</text:span><text:span text:style-name="T33">1</text:span><text:span text:style-name="T12">, a</text:span><text:span text:style-name="T33">2</text:span><text:span text:style-name="T12">, ..., a</text:span><text:span text:style-name="T33">n</text:span><text:span text:style-name="T12"> - довільні різні натуральні числа. Довести, що тоді або одне з них, або різниця яких-небудь двох буде ділитися на n.</text:span></text:p>
          <text:p text:style-name="P25"/>
        </text:list-item>
        <text:list-item>
          <text:p text:style-name="P14"><text:span text:style-name="T12">Довести, що </text:span><text:span text:style-name="T27">C</text:span><text:span text:style-name="T34">n+1</text:span><text:span text:style-name="T37">k </text:span><text:span text:style-name="T27">= C</text:span><text:span text:style-name="T34">n</text:span><text:span text:style-name="T37">k</text:span><text:span text:style-name="T27"> + <text:s/>C</text:span><text:span text:style-name="T34">n</text:span><text:span text:style-name="T37">k-1</text:span><text:span text:style-name="T27">.</text:span></text:p>
          <text:p text:style-name="P32"/>
        </text:list-item>
        <text:list-item>
          <text:p text:style-name="P14"><text:span text:style-name="T71">Довести, що </text:span><text:span text:style-name="T72">C</text:span><text:span text:style-name="T76">n</text:span><text:span text:style-name="T77">0</text:span><text:span text:style-name="T72"> + C</text:span><text:span text:style-name="T76">n</text:span><text:span text:style-name="T77">2</text:span><text:span text:style-name="T72"> + C</text:span><text:span text:style-name="T76">n</text:span><text:span text:style-name="T77">4</text:span><text:span text:style-name="T72"> + ... + C</text:span><text:span text:style-name="T76">n</text:span><text:span text:style-name="T77">k</text:span><text:span text:style-name="T72"> </text:span><text:span text:style-name="T73">= </text:span><text:span text:style-name="T74">2</text:span><text:span text:style-name="T78">n-1</text:span><text:span text:style-name="T72">, де </text:span><text:span text:style-name="T73">k=</text:span><text:span text:style-name="T75">2[</text:span><text:span text:style-name="T73">n/</text:span><text:span text:style-name="T75">2].</text:span></text:p>
          <text:p text:style-name="P26"/>
        </text:list-item>
        <text:list-item>
          <text:p text:style-name="P27">Скільки існує 6-значних чисел, у яких сума цифр парна? </text:p>
          <text:p text:style-name="P27"/>
        </text:list-item>
        <text:list-item>
          <text:p text:style-name="P27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44"><text:span text:style-name="T29">б) </text:span><text:span text:style-name="T30">Скільки студентів читає тільки “Компаньйон”?</text:span></text:p>
          <text:p text:style-name="P44"><text:span text:style-name="T29">в) </text:span><text:span text:style-name="T30">Скільки студентів читає рівно 2 журнал</text:span><text:span text:style-name="T31">и</text:span><text:span text:style-name="T30">?</text:span><text:span text:style-name="T28"> </text:span></text:p>
          <text:p text:style-name="P44"><text:span text:style-name="T29">а) </text:span><text:span text:style-name="T28">Скільки студентів не читає жодного журналу?</text:span></text:p>
          <text:p text:style-name="P39"/>
        </text:list-item>
        <text:list-item>
          <text:p text:style-name="P37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44"><text:span text:style-name="T29">а) </text:span><text:span text:style-name="T28">Скільки студентів знає всі 3 мови?</text:span></text:p>
          <text:p text:style-name="P33"><text:span text:style-name="T42">б) </text:span><text:span text:style-name="T41">Скільки студентів знає не менше 2 </text:span><text:span text:style-name="T43">мо</text:span><text:span text:style-name="T41">в?</text:span></text:p>
          <text:p text:style-name="P28"/>
        </text:list-item>
        <text:list-item>
          <text:p text:style-name="P28">Знайти розв’язок рекурентного співвідношення: </text:p>
          <text:p text:style-name="P34"><text:span text:style-name="T49">a</text:span><text:span text:style-name="T53">n</text:span><text:span text:style-name="T54">+2 </text:span><text:span text:style-name="T47">= 2·</text:span><text:span text:style-name="T49">a</text:span><text:span text:style-name="T53">n</text:span><text:span text:style-name="T54">+1 </text:span><text:span text:style-name="T47">– </text:span><text:span text:style-name="T49">a</text:span><text:span text:style-name="T53">n </text:span><text:span text:style-name="T47">+ 8, </text:span><text:span text:style-name="T49">a</text:span><text:span text:style-name="T54">0 </text:span><text:span text:style-name="T47">= 5, </text:span><text:span text:style-name="T49">a</text:span><text:span text:style-name="T54">1 </text:span><text:span text:style-name="T47">= 14.</text:span></text:p>
          <text:p text:style-name="P30"/>
        </text:list-item>
        <text:list-item>
          <text:p text:style-name="P29">Методом твірних функцій знайти розв’язок рекурентного співвідношення: </text:p>
          <text:p text:style-name="P34"><text:span text:style-name="T49">a</text:span><text:span text:style-name="T55">n</text:span><text:span text:style-name="T54"> </text:span><text:span text:style-name="T47">= </text:span><text:span text:style-name="T48">2</text:span><text:span text:style-name="T47">·</text:span><text:span text:style-name="T49">a</text:span><text:span text:style-name="T55">n-</text:span><text:span text:style-name="T54">1 </text:span><text:span text:style-name="T53"><text:s/></text:span><text:span text:style-name="T47">+ 3</text:span><text:span text:style-name="T38">n</text:span><text:span text:style-name="T47">, </text:span><text:span text:style-name="T48">при </text:span><text:span text:style-name="T51">n</text:span><text:span text:style-name="T50">&gt;</text:span><text:span text:style-name="T52">0,</text:span><text:span text:style-name="T49"> a</text:span><text:span text:style-name="T54">0 </text:span><text:span text:style-name="T47">= 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2T12:34:16.658977523</dc:date>
    <meta:editing-cycles>49</meta:editing-cycles>
    <meta:editing-duration>PT14H46M16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37" meta:character-count="4311" meta:non-whitespace-character-count="3632"/>
  </office:meta>
</office:document-meta>
</file>